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fo:min-height="0.515cm"/>
    </style:style>
    <style:style style:name="gr5" style:family="graphic" style:parent-style-name="standard">
      <style:graphic-properties draw:stroke="dash" draw:stroke-dash="Dashed_20__28_var_29_" svg:stroke-width="0.102cm" svg:stroke-color="#000000" draw:marker-start-width="0.352cm" draw:marker-end="Arrowheads_20_1" draw:marker-end-width="0.452cm" draw:fill="solid" draw:fill-color="#b3b3b3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color="#000000" draw:marker-start="" draw:marker-end="Arrowheads_20_1" draw:marker-end-width="0.3cm" draw:fill="solid" draw:fill-color="#b3b3b3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svg:stroke-color="#000000" draw:marker-end="Arrowheads_20_1" draw:marker-end-width="0.3cm" draw:fill="solid" draw:fill-color="#b3b3b3" draw:textarea-horizontal-align="center" draw:textarea-vertical-align="middle"/>
    </style:style>
    <style:style style:name="gr8" style:family="graphic" style:parent-style-name="standard">
      <style:graphic-properties svg:stroke-width="0.051cm" draw:marker-start-width="0.352cm" draw:marker-end="Arrowheads_20_1" draw:marker-end-width="0.452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_20__28_var_29_" svg:stroke-width="0cm" svg:stroke-color="#000000" draw:marker-start-width="0.2cm" draw:marker-end="Arrowheads_20_1" draw:marker-end-width="0.3cm" draw:fill="solid" draw:fill-color="#b3b3b3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 style:text-autospace="none" style:line-break="normal" style:writing-mode="page"/>
      <style:text-properties fo:hyphenate="false"/>
    </style:style>
    <style:style style:name="P6" style:family="paragraph">
      <style:paragraph-properties fo:margin-left="0cm" fo:margin-right="0cm" fo:text-align="start" fo:text-indent="0cm" style:text-autospace="none" style:line-break="normal" style:writing-mode="page"/>
      <style:text-properties style:text-outline="false" style:text-line-through-style="none" fo:font-family="Arial" style:font-family-generic="swiss" style:font-pitch="variable" fo:font-size="8pt" fo:language="en" fo:country="US" fo:font-style="normal" fo:text-shadow="none" style:text-underline-style="none" fo:font-weight="normal" style:text-underline-mode="continuous" style:text-line-through-mode="continuous" style:font-family-asian="Tahoma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text-align="justify"/>
      <style:text-properties fo:font-family="'Times New Roman'" style:font-family-generic="roman" style:font-pitch="variable" fo:font-size="10pt" fo:font-style="italic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size="10pt"/>
    </style:style>
    <style:style style:name="T3" style:family="text">
      <style:text-properties style:text-outline="false" style:text-line-through-style="none" fo:font-family="Arial" style:font-family-generic="swiss" style:font-pitch="variable" fo:font-size="8pt" fo:language="en" fo:country="US" fo:font-style="normal" fo:text-shadow="none" style:text-underline-style="none" fo:font-weight="normal" style:text-underline-mode="continuous" style:text-line-through-mode="continuous" style:font-family-asian="Tahoma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text-outline="false" style:text-line-through-style="none" style:text-position="sub 58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line-through-mode="continuous" style:font-family-asian="Tahoma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fo:font-family="'Times New Roman'" style:font-family-generic="roman" style:font-pitch="variable" fo:font-size="10pt" fo:font-style="italic"/>
    </style:style>
    <style:style style:name="T6" style:family="text">
      <style:text-properties style:text-position="sub 75%" fo:font-family="'Times New Roman'" style:font-family-generic="roman" style:font-pitch="variable" fo:font-size="10pt" fo:font-style="italic" style:font-size-asian="18pt" style:font-size-complex="18pt"/>
    </style:style>
    <style:style style:name="T7" style:family="text"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8" style:family="text">
      <style:text-properties style:text-position="sub 75%" fo:font-family="'Times New Roman'" style:font-family-generic="roman" style:font-pitch="variable" fo:font-size="10pt" fo:font-style="italic"/>
    </style:style>
    <style:style style:name="T9" style:family="text">
      <style:text-properties fo:color="#000000" style:text-position="0% 100%" fo:font-family="'Times New Roman'" style:font-family-generic="roman" style:font-pitch="variable" fo:font-size="10pt" fo:font-style="italic" fo:font-weight="normal"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color="#000000" style:text-position="0% 100%" fo:font-family="'Times New Roman'" style:font-family-generic="roman" style:font-pitch="variable" fo:font-size="10pt" fo:font-style="italic" fo:font-weight="normal" style:font-size-asian="18pt" style:font-size-complex="18pt"/>
    </style:style>
    <style:style style:name="T11" style:family="text">
      <style:text-properties fo:color="#000000" style:text-position="0% 100%" fo:font-family="'Times New Roman'" style:font-family-generic="roman" style:font-pitch="variable" fo:font-size="10pt" fo:font-style="italic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id="id1" draw:layer="layout" svg:width="0.401cm" svg:height="0.401cm" svg:x="0.937cm" svg:y="0.917cm">
            <text:p text:style-name="P1"><text:span text:style-name="T1">A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2" draw:layer="layout" svg:width="0.401cm" svg:height="0.401cm" svg:x="3.675cm" svg:y="0.917cm">
            <text:p text:style-name="P1"><text:span text:style-name="T2">B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3" draw:layer="layout" svg:width="0.401cm" svg:height="0.401cm" svg:x="6.25cm" svg:y="0.917cm">
            <text:p text:style-name="P1"><text:span text:style-name="T2">C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4" draw:layer="layout" draw:type="curve" svg:x1="1.336cm" svg:y1="1.116cm" svg:x2="3.675cm" svg:y2="1.116cm" draw:start-shape="id1" draw:start-glue-point="10" draw:end-shape="id2" draw:end-glue-point="6">
            <text:p/>
          </draw:connector>
          <draw:connector draw:style-name="gr2" draw:text-style-name="P4" draw:layer="layout" draw:type="curve" svg:x1="4.074cm" svg:y1="1.116cm" svg:x2="6.25cm" svg:y2="1.116cm" draw:start-shape="id2" draw:start-glue-point="10" draw:end-shape="id3" draw:end-glue-point="6">
            <text:p/>
          </draw:connector>
        </draw:g>
        <draw:frame draw:style-name="gr3" draw:layer="layout" svg:width="11.216cm" svg:height="5.044cm" svg:x="8.134cm" svg:y="0.5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0.696cm" svg:height="0.765cm" svg:x="0cm" svg:y="0.7cm">
          <draw:text-box>
            <text:p text:style-name="P5"><text:span text:style-name="T3">t</text:span><text:span text:style-name="T4">1</text:span></text:p>
          </draw:text-box>
        </draw:frame>
        <draw:g>
          <draw:custom-shape draw:style-name="gr1" draw:text-style-name="P2" draw:id="id4" draw:layer="layout" svg:width="0.401cm" svg:height="0.401cm" svg:x="0.937cm" svg:y="2.36cm">
            <text:p text:style-name="P1"><text:span text:style-name="T1">A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5" draw:layer="layout" svg:width="0.401cm" svg:height="0.401cm" svg:x="3.675cm" svg:y="2.36cm">
            <text:p text:style-name="P1"><text:span text:style-name="T2">B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6" draw:layer="layout" svg:width="0.401cm" svg:height="0.401cm" svg:x="6.25cm" svg:y="2.36cm">
            <text:p text:style-name="P1"><text:span text:style-name="T2">C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5" draw:text-style-name="P4" draw:layer="layout" draw:type="curve" svg:x1="1.336cm" svg:y1="2.559cm" svg:x2="3.675cm" svg:y2="2.559cm" draw:start-shape="id4" draw:start-glue-point="10" draw:end-shape="id5" draw:end-glue-point="6">
            <text:p/>
          </draw:connector>
          <draw:connector draw:style-name="gr5" draw:text-style-name="P4" draw:layer="layout" draw:type="curve" svg:x1="4.074cm" svg:y1="2.559cm" svg:x2="6.25cm" svg:y2="2.559cm" draw:start-shape="id5" draw:start-glue-point="10" draw:end-shape="id6" draw:end-glue-point="6">
            <text:p/>
          </draw:connector>
          <draw:connector draw:style-name="gr6" draw:text-style-name="P4" draw:layer="layout" draw:type="curve" draw:line-skew="1.081cm -0.163cm" svg:x1="6.307cm" svg:y1="2.702cm" svg:x2="3.874cm" svg:y2="2.759cm" draw:start-shape="id6" draw:start-glue-point="7" draw:end-shape="id5" draw:end-glue-point="8">
            <text:p/>
          </draw:connector>
          <draw:connector draw:style-name="gr7" draw:text-style-name="P4" draw:layer="layout" draw:type="curve" draw:line-skew="1.27cm -0.188cm" svg:x1="3.732cm" svg:y1="2.702cm" svg:x2="1.136cm" svg:y2="2.759cm" draw:start-shape="id5" draw:start-glue-point="7" draw:end-shape="id4" draw:end-glue-point="8">
            <text:p/>
          </draw:connector>
          <draw:connector draw:style-name="gr7" draw:text-style-name="P4" draw:layer="layout" draw:type="curve" svg:x1="1.136cm" svg:y1="2.36cm" svg:x2="6.449cm" svg:y2="2.36cm" draw:start-shape="id4" draw:start-glue-point="4" draw:end-shape="id6" draw:end-glue-point="4">
            <text:p/>
          </draw:connector>
          <draw:connector draw:style-name="gr7" draw:text-style-name="P4" draw:layer="layout" draw:type="curve" draw:line-skew="0.289cm" svg:x1="6.449cm" svg:y1="2.759cm" svg:x2="1.136cm" svg:y2="2.759cm" draw:start-shape="id6" draw:start-glue-point="8" draw:end-shape="id4" draw:end-glue-point="8">
            <text:p/>
          </draw:connector>
        </draw:g>
        <draw:g>
          <draw:custom-shape draw:style-name="gr1" draw:text-style-name="P2" draw:id="id7" draw:layer="layout" svg:width="0.401cm" svg:height="0.401cm" svg:x="0.937cm" svg:y="9.064cm">
            <text:p text:style-name="P1"><text:span text:style-name="T1">A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layer="layout" svg:width="0.401cm" svg:height="0.401cm" svg:x="3.675cm" svg:y="9.064cm">
            <text:p text:style-name="P1"><text:span text:style-name="T2">B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8" draw:layer="layout" svg:width="0.401cm" svg:height="0.401cm" svg:x="6.25cm" svg:y="9.064cm">
            <text:p text:style-name="P1"><text:span text:style-name="T2">C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8" draw:text-style-name="P4" draw:layer="layout" draw:type="curve" svg:x1="1.136cm" svg:y1="9.064cm" svg:x2="6.449cm" svg:y2="9.064cm" draw:start-shape="id7" draw:start-glue-point="4" draw:end-shape="id8" draw:end-glue-point="4">
            <text:p/>
          </draw:connector>
        </draw:g>
        <draw:frame draw:style-name="gr4" draw:text-style-name="P6" draw:layer="layout" svg:width="0.696cm" svg:height="0.765cm" svg:x="0cm" svg:y="2.162cm">
          <draw:text-box>
            <text:p text:style-name="P5"><text:span text:style-name="T3">t</text:span><text:span text:style-name="T4">2</text:span></text:p>
          </draw:text-box>
        </draw:frame>
        <draw:frame draw:style-name="gr4" draw:text-style-name="P6" draw:layer="layout" svg:width="0.696cm" svg:height="0.765cm" svg:x="0cm" svg:y="4.417cm">
          <draw:text-box>
            <text:p text:style-name="P5"><text:span text:style-name="T3">t</text:span><text:span text:style-name="T4">3</text:span></text:p>
          </draw:text-box>
        </draw:frame>
        <draw:frame draw:style-name="gr4" draw:text-style-name="P6" draw:layer="layout" svg:width="0.696cm" svg:height="0.765cm" svg:x="0cm" svg:y="6.616cm">
          <draw:text-box>
            <text:p text:style-name="P5"><text:span text:style-name="T3">t</text:span><text:span text:style-name="T4">4</text:span></text:p>
          </draw:text-box>
        </draw:frame>
        <draw:frame draw:style-name="gr4" draw:text-style-name="P6" draw:layer="layout" svg:width="0.696cm" svg:height="0.765cm" svg:x="0cm" svg:y="8.852cm">
          <draw:text-box>
            <text:p text:style-name="P5"><text:span text:style-name="T3">t</text:span><text:span text:style-name="T4">5</text:span></text:p>
          </draw:text-box>
        </draw:frame>
        <draw:g>
          <draw:custom-shape draw:style-name="gr1" draw:text-style-name="P2" draw:id="id9" draw:layer="layout" svg:width="0.401cm" svg:height="0.401cm" svg:x="0.937cm" svg:y="4.616cm">
            <text:p text:style-name="P1"><text:span text:style-name="T1">A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10" draw:layer="layout" svg:width="0.401cm" svg:height="0.401cm" svg:x="3.675cm" svg:y="4.616cm">
            <text:p text:style-name="P1"><text:span text:style-name="T2">B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11" draw:layer="layout" svg:width="0.401cm" svg:height="0.401cm" svg:x="6.25cm" svg:y="4.616cm">
            <text:p text:style-name="P1"><text:span text:style-name="T2">C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7" draw:text-style-name="P4" draw:layer="layout" draw:type="curve" svg:x1="1.336cm" svg:y1="4.815cm" svg:x2="3.675cm" svg:y2="4.815cm" draw:start-shape="id9" draw:start-glue-point="10" draw:end-shape="id10" draw:end-glue-point="6">
            <text:p/>
          </draw:connector>
          <draw:connector draw:style-name="gr7" draw:text-style-name="P4" draw:layer="layout" draw:type="curve" svg:x1="4.074cm" svg:y1="4.815cm" svg:x2="6.25cm" svg:y2="4.815cm" draw:start-shape="id10" draw:start-glue-point="10" draw:end-shape="id11" draw:end-glue-point="6">
            <text:p/>
          </draw:connector>
          <draw:connector draw:style-name="gr6" draw:text-style-name="P4" draw:layer="layout" draw:type="curve" draw:line-skew="1.081cm -0.163cm" svg:x1="6.307cm" svg:y1="4.958cm" svg:x2="3.874cm" svg:y2="5.015cm" draw:start-shape="id11" draw:start-glue-point="7" draw:end-shape="id10" draw:end-glue-point="8">
            <text:p/>
          </draw:connector>
          <draw:connector draw:style-name="gr7" draw:text-style-name="P4" draw:layer="layout" draw:type="curve" draw:line-skew="1.27cm -0.188cm" svg:x1="3.732cm" svg:y1="4.958cm" svg:x2="1.136cm" svg:y2="5.015cm" draw:start-shape="id10" draw:start-glue-point="7" draw:end-shape="id9" draw:end-glue-point="8">
            <text:p/>
          </draw:connector>
          <draw:connector draw:style-name="gr7" draw:text-style-name="P4" draw:layer="layout" draw:type="curve" svg:x1="1.136cm" svg:y1="4.616cm" svg:x2="6.449cm" svg:y2="4.616cm" draw:start-shape="id9" draw:start-glue-point="4" draw:end-shape="id11" draw:end-glue-point="4">
            <text:p/>
          </draw:connector>
          <draw:connector draw:style-name="gr7" draw:text-style-name="P4" draw:layer="layout" draw:type="curve" draw:line-skew="0.289cm" svg:x1="6.449cm" svg:y1="5.015cm" svg:x2="1.136cm" svg:y2="5.015cm" draw:start-shape="id11" draw:start-glue-point="8" draw:end-shape="id9" draw:end-glue-point="8">
            <text:p/>
          </draw:connector>
        </draw:g>
        <draw:g>
          <draw:custom-shape draw:style-name="gr1" draw:text-style-name="P2" draw:id="id12" draw:layer="layout" svg:width="0.401cm" svg:height="0.401cm" svg:x="0.937cm" svg:y="6.759cm">
            <text:p text:style-name="P1"><text:span text:style-name="T1">A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13" draw:layer="layout" svg:width="0.401cm" svg:height="0.401cm" svg:x="3.675cm" svg:y="6.759cm">
            <text:p text:style-name="P1"><text:span text:style-name="T2">B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3" draw:id="id14" draw:layer="layout" svg:width="0.401cm" svg:height="0.401cm" svg:x="6.25cm" svg:y="6.759cm">
            <text:p text:style-name="P1"><text:span text:style-name="T2">C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7" draw:text-style-name="P4" draw:layer="layout" draw:type="curve" svg:x1="1.336cm" svg:y1="6.958cm" svg:x2="3.675cm" svg:y2="6.958cm" draw:start-shape="id12" draw:start-glue-point="10" draw:end-shape="id13" draw:end-glue-point="6">
            <text:p/>
          </draw:connector>
          <draw:connector draw:style-name="gr7" draw:text-style-name="P4" draw:layer="layout" draw:type="curve" svg:x1="4.074cm" svg:y1="6.958cm" svg:x2="6.25cm" svg:y2="6.958cm" draw:start-shape="id13" draw:start-glue-point="10" draw:end-shape="id14" draw:end-glue-point="6">
            <text:p/>
          </draw:connector>
          <draw:connector draw:style-name="gr6" draw:text-style-name="P4" draw:layer="layout" draw:type="curve" draw:line-skew="1.081cm -0.163cm" svg:x1="6.307cm" svg:y1="7.101cm" svg:x2="3.874cm" svg:y2="7.158cm" draw:start-shape="id14" draw:start-glue-point="7" draw:end-shape="id13" draw:end-glue-point="8">
            <text:p/>
          </draw:connector>
          <draw:connector draw:style-name="gr7" draw:text-style-name="P4" draw:layer="layout" draw:type="curve" draw:line-skew="1.27cm -0.188cm" svg:x1="3.732cm" svg:y1="7.101cm" svg:x2="1.136cm" svg:y2="7.158cm" draw:start-shape="id13" draw:start-glue-point="7" draw:end-shape="id12" draw:end-glue-point="8">
            <text:p/>
          </draw:connector>
          <draw:connector draw:style-name="gr5" draw:text-style-name="P4" draw:layer="layout" draw:type="curve" svg:x1="1.136cm" svg:y1="6.759cm" svg:x2="6.449cm" svg:y2="6.759cm" draw:start-shape="id12" draw:start-glue-point="4" draw:end-shape="id14" draw:end-glue-point="4">
            <text:p/>
          </draw:connector>
          <draw:connector draw:style-name="gr9" draw:text-style-name="P4" draw:layer="layout" draw:type="curve" draw:line-skew="0.289cm" svg:x1="6.449cm" svg:y1="7.158cm" svg:x2="1.136cm" svg:y2="7.158cm" draw:start-shape="id14" draw:start-glue-point="8" draw:end-shape="id12" draw:end-glue-point="8">
            <text:p/>
          </draw:connector>
        </draw:g>
        <draw:frame draw:style-name="gr10" draw:text-style-name="P8" draw:layer="layout" svg:width="14.049cm" svg:height="3.935cm" svg:x="7.25cm" svg:y="5.85cm">
          <draw:text-box>
            <text:p text:style-name="P7"><text:span text:style-name="T5">The figure at left shows observed and inferred routing paths for a network of 3 nodes over </text:span><text:span text:style-name="T5"><text:line-break/></text:span><text:span text:style-name="T5">5 timesteps. Observed packet transmissions are shown as solid arrows; potential links are </text:span><text:span text:style-name="T5"><text:line-break/></text:span><text:span text:style-name="T5">shown as dashed arrows. At time t</text:span><text:span text:style-name="T6">1</text:span><text:span text:style-name="T5">, packets A</text:span><text:span text:style-name="T7">→</text:span><text:span text:style-name="T5">B and B</text:span><text:span text:style-name="T7">→</text:span><text:span text:style-name="T5">C are observed. At time t</text:span><text:span text:style-name="T8">5</text:span><text:span text:style-name="T5">, </text:span><text:span text:style-name="T5"><text:line-break/></text:span><text:span text:style-name="T5">packet A</text:span><text:span text:style-name="T7">→</text:span><text:span text:style-name="T5">C is observed. At intermediate times, the inferred path is shown in bold. At t</text:span><text:span text:style-name="T8">3</text:span><text:span text:style-name="T5">,</text:span><text:span text:style-name="T5"><text:line-break/></text:span><text:span text:style-name="T5">both paths A</text:span><text:span text:style-name="T7">→</text:span><text:span text:style-name="T5">B</text:span><text:span text:style-name="T7">→</text:span><text:span text:style-name="T5">C and A</text:span><text:span text:style-name="T7">→</text:span><text:span text:style-name="T5">C have equal probability. </text:span></text:p>
            <text:p text:style-name="P7"><text:span text:style-name="T5"/></text:p>
            <text:p text:style-name="P7"><text:span text:style-name="T5">The table above shows the positive (</text:span><text:span text:style-name="T9">Π</text:span><text:span text:style-name="T10">+) and negative (</text:span><text:span text:style-name="T11">Π-</text:span><text:span text:style-name="T10">) score for each link at each timestep.</text:span><text:span text:style-name="T10"><text:line-break/></text:span><text:span text:style-name="T10">Values in boldface are direct observations; those in italics are time-dilated scores based on past</text:span><text:span text:style-name="T10"><text:line-break/></text:span><text:span text:style-name="T10">or future values. Here we assume a time-dilation constant s = 0.1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MDW_20_dashed" draw:display-name="MDW dashed" draw:style="rect" draw:dots1="1" draw:dots1-length="0.305cm" draw:dots2="1" draw:dots2-length="0.356cm" draw:distance="0.356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1$Unix OpenOffice.org_project/680m6$Build-9095</meta:generator>
    <meta:initial-creator>Matt Welsh</meta:initial-creator>
    <meta:creation-date>2007-03-29T11:06:33</meta:creation-date>
    <dc:creator>Matt Welsh</dc:creator>
    <dc:date>2007-04-16T17:41:01</dc:date>
    <dc:language>en-US</dc:language>
    <meta:editing-cycles>18</meta:editing-cycles>
    <meta:editing-duration>PT1H54M14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none"/>
      <style:text-properties fo:font-size="8pt"/>
    </style:style>
    <style:style style:name="ce2" style:family="table-cell" style:parent-style-name="Default">
      <style:text-properties fo:font-size="8pt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  <style:text-properties fo:font-size="8pt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in"/>
      <style:text-properties fo:color="#000000" style:font-name="Times New Roman" fo:font-size="8pt"/>
    </style:style>
    <style:style style:name="ce5" style:family="table-cell" style:parent-style-name="Default" style:data-style-name="N10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8pt" fo:font-weight="bold"/>
    </style:style>
    <style:style style:name="ce6" style:family="table-cell" style:parent-style-name="Default" style:data-style-name="N10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8pt" fo:font-style="italic"/>
    </style:style>
    <style:style style:name="ce7" style:family="table-cell" style:parent-style-name="Default">
      <style:table-cell-properties fo:border-bottom="none" fo:border-left="none" fo:border-right="0.0008in solid #000000" fo:border-top="0.0008in solid #000000"/>
      <style:text-properties fo:font-size="8pt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fo:color="#993333" style:font-name="Times New Roman" fo:font-size="8pt" style:font-name-asian="Arial" style:font-name-complex="Arial"/>
    </style:style>
    <style:style style:name="ce9" style:family="table-cell" style:parent-style-name="Default" style:data-style-name="N107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color="#993333" style:font-name="Arial" fo:font-size="8pt" fo:font-style="italic"/>
    </style:style>
    <style:style style:name="ce10" style:family="table-cell" style:parent-style-name="Default" style:data-style-name="N107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color="#993333" style:font-name="Arial" fo:font-size="8pt" fo:font-weight="bold"/>
    </style:style>
    <style:style style:name="ce11" style:family="table-cell" style:parent-style-name="Default" style:data-style-name="N10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color="#000000" style:font-name="Arial" fo:font-size="8pt" fo:font-weight="bold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fo:color="#000000" style:font-name="Times New Roman" fo:font-size="8pt" style:font-name-asian="Arial" style:font-name-complex="Arial"/>
    </style:style>
    <style:style style:name="ce13" style:family="table-cell" style:parent-style-name="Default" style:data-style-name="N10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color="#000000" style:font-name="Arial" fo:font-size="8pt" fo:font-style="italic"/>
    </style:style>
    <style:style style:name="ce14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color="#000000" style:font-name="Arial" fo:font-size="8pt"/>
    </style:style>
    <style:style style:name="ce15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8pt"/>
    </style:style>
    <style:style style:name="ce16" style:family="table-cell" style:parent-style-name="Default" style:data-style-name="N107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color="#993333" style:font-name="Arial" fo:font-size="8pt" fo:font-style="normal" fo:font-weight="bold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fo:color="#000000" style:text-position="0% 100%" style:font-name="Times New Roman" fo:font-size="8pt" fo:font-weight="normal" style:font-name-asian="Arial" style:font-name-complex="Arial"/>
    </style:style>
    <style:style style:name="T3" style:family="text">
      <style:text-properties fo:color="#000000" style:text-position="0% 100%" style:font-name="Times New Roman" fo:font-size="8pt" fo:font-weight="normal" style:font-size-asian="18pt" style:font-size-complex="18pt"/>
    </style:style>
    <style:style style:name="T4" style:family="text">
      <style:text-properties fo:color="#000000" style:text-position="0% 100%" style:font-name="Times New Roman" fo:font-size="8pt" fo:font-weight="normal" style:font-name-asian="Arial" style:font-size-asian="18pt" style:font-name-complex="Arial" style:font-size-complex="1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2" table:default-cell-style-name="Default"/>
        <table:table-column table:style-name="co3" table:number-columns-repeated="243" table:default-cell-style-name="Default"/>
        <table:table-row table:style-name="ro1">
          <table:table-cell table:style-name="ce1"/>
          <table:table-cell table:style-name="ce3" office:value-type="string">
            <text:p>{A,B}</text:p>
          </table:table-cell>
          <table:table-cell table:style-name="ce7"/>
          <table:table-cell table:style-name="ce3" office:value-type="string">
            <text:p>{B,C}</text:p>
          </table:table-cell>
          <table:table-cell table:style-name="ce7"/>
          <table:table-cell table:style-name="ce3" office:value-type="string">
            <text:p>{A,C}</text:p>
          </table:table-cell>
          <table:table-cell table:style-name="ce7"/>
          <table:table-cell table:style-name="ce3" office:value-type="string">
            <text:p>{B,A}</text:p>
          </table:table-cell>
          <table:table-cell table:style-name="ce7"/>
          <table:table-cell table:style-name="ce3" office:value-type="string">
            <text:p>{C,B}</text:p>
          </table:table-cell>
          <table:table-cell table:style-name="ce7"/>
          <table:table-cell table:style-name="ce3" office:value-type="string">
            <text:p>{C,A}</text:p>
          </table:table-cell>
          <table:table-cell table:style-name="ce7"/>
          <table:table-cell table:style-name="ce2" table:number-columns-repeated="243"/>
        </table:table-row>
        <table:table-row table:style-name="ro2">
          <table:table-cell table:style-name="ce1"/>
          <table:table-cell table:style-name="ce4" office:value-type="string">
            <text:p><text:span text:style-name="T2">Π</text:span><text:span text:style-name="T3">+</text:span></text:p>
          </table:table-cell>
          <table:table-cell table:style-name="ce8" office:value-type="string">
            <text:p><text:span text:style-name="T2">Π</text:span><text:span text:style-name="T4">-</text:span></text:p>
          </table:table-cell>
          <table:table-cell table:style-name="ce4" office:value-type="string">
            <text:p><text:span text:style-name="T2">Π</text:span><text:span text:style-name="T3">+</text:span></text:p>
          </table:table-cell>
          <table:table-cell table:style-name="ce12" office:value-type="string">
            <text:p><text:span text:style-name="T2">Π</text:span><text:span text:style-name="T4">-</text:span></text:p>
          </table:table-cell>
          <table:table-cell table:style-name="ce4" office:value-type="string">
            <text:p><text:span text:style-name="T2">Π</text:span><text:span text:style-name="T3">+</text:span></text:p>
          </table:table-cell>
          <table:table-cell table:style-name="ce12" office:value-type="string">
            <text:p><text:span text:style-name="T2">Π</text:span><text:span text:style-name="T4">-</text:span></text:p>
          </table:table-cell>
          <table:table-cell table:style-name="ce4" office:value-type="string">
            <text:p><text:span text:style-name="T2">Π</text:span><text:span text:style-name="T3">+</text:span></text:p>
          </table:table-cell>
          <table:table-cell table:style-name="ce12" office:value-type="string">
            <text:p><text:span text:style-name="T2">Π</text:span><text:span text:style-name="T4">-</text:span></text:p>
          </table:table-cell>
          <table:table-cell table:style-name="ce4" office:value-type="string">
            <text:p><text:span text:style-name="T2">Π</text:span><text:span text:style-name="T3">+</text:span></text:p>
          </table:table-cell>
          <table:table-cell table:style-name="ce12" office:value-type="string">
            <text:p><text:span text:style-name="T2">Π</text:span><text:span text:style-name="T4">-</text:span></text:p>
          </table:table-cell>
          <table:table-cell table:style-name="ce4" office:value-type="string">
            <text:p><text:span text:style-name="T2">Π</text:span><text:span text:style-name="T3">+</text:span></text:p>
          </table:table-cell>
          <table:table-cell table:style-name="ce12" office:value-type="string">
            <text:p><text:span text:style-name="T2">Π</text:span><text:span text:style-name="T4">-</text:span></text:p>
          </table:table-cell>
          <table:table-cell table:style-name="ce2" table:number-columns-repeated="243"/>
        </table:table-row>
        <table:table-row table:style-name="ro3">
          <table:table-cell table:style-name="ce1" office:value-type="string">
            <text:p>t<text:span text:style-name="T1">1</text:span></text:p>
          </table:table-cell>
          <table:table-cell table:style-name="ce5" office:value-type="float" office:value="1">
            <text:p>1.0</text:p>
          </table:table-cell>
          <table:table-cell table:style-name="ce9" office:value-type="float" office:value="-0.6">
            <text:p>-0.6</text:p>
          </table:table-cell>
          <table:table-cell table:style-name="ce11" office:value-type="float" office:value="1">
            <text:p>1.0</text:p>
          </table:table-cell>
          <table:table-cell table:style-name="ce9" office:value-type="float" office:value="-0.6">
            <text:p>-0.6</text:p>
          </table:table-cell>
          <table:table-cell table:style-name="ce13" office:value-type="float" office:value="0.6">
            <text:p>0.6</text:p>
          </table:table-cell>
          <table:table-cell table:style-name="ce10" office:value-type="float" office:value="-1">
            <text:p>-1.0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-1">
            <text:p>-1.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-1">
            <text:p>-1.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-1">
            <text:p>-1.0</text:p>
          </table:table-cell>
          <table:table-cell table:number-columns-repeated="243"/>
        </table:table-row>
        <table:table-row table:style-name="ro3">
          <table:table-cell table:style-name="ce1" office:value-type="string">
            <text:p>t<text:span text:style-name="T1">2</text:span></text:p>
          </table:table-cell>
          <table:table-cell table:style-name="ce6" office:value-type="float" office:value="0.9">
            <text:p>0.9</text:p>
          </table:table-cell>
          <table:table-cell table:style-name="ce9" office:value-type="float" office:value="-0.7">
            <text:p>-0.7</text:p>
          </table:table-cell>
          <table:table-cell table:style-name="ce6" office:value-type="float" office:value="0.9">
            <text:p>0.9</text:p>
          </table:table-cell>
          <table:table-cell table:style-name="ce9" office:value-type="float" office:value="-0.7">
            <text:p>-0.7</text:p>
          </table:table-cell>
          <table:table-cell table:style-name="ce6" office:value-type="float" office:value="0.7">
            <text:p>0.7</text:p>
          </table:table-cell>
          <table:table-cell table:style-name="ce9" office:value-type="float" office:value="-0.9">
            <text:p>-0.9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9">
            <text:p>-0.9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9">
            <text:p>-0.9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9">
            <text:p>-0.9</text:p>
          </table:table-cell>
          <table:table-cell table:number-columns-repeated="243"/>
        </table:table-row>
        <table:table-row table:style-name="ro3">
          <table:table-cell table:style-name="ce1" office:value-type="string">
            <text:p>t<text:span text:style-name="T1">3</text:span></text:p>
          </table:table-cell>
          <table:table-cell table:style-name="ce6" office:value-type="float" office:value="0.8">
            <text:p>0.8</text:p>
          </table:table-cell>
          <table:table-cell table:style-name="ce9" office:value-type="float" office:value="-0.8">
            <text:p>-0.8</text:p>
          </table:table-cell>
          <table:table-cell table:style-name="ce6" office:value-type="float" office:value="0.8">
            <text:p>0.8</text:p>
          </table:table-cell>
          <table:table-cell table:style-name="ce9" office:value-type="float" office:value="-0.8">
            <text:p>-0.8</text:p>
          </table:table-cell>
          <table:table-cell table:style-name="ce6" office:value-type="float" office:value="0.8">
            <text:p>0.8</text:p>
          </table:table-cell>
          <table:table-cell table:style-name="ce9" office:value-type="float" office:value="-0.8">
            <text:p>-0.8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8">
            <text:p>-0.8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8">
            <text:p>-0.8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8">
            <text:p>-0.8</text:p>
          </table:table-cell>
          <table:table-cell table:number-columns-repeated="243"/>
        </table:table-row>
        <table:table-row table:style-name="ro3">
          <table:table-cell table:style-name="ce1" office:value-type="string">
            <text:p>t<text:span text:style-name="T1">4</text:span></text:p>
          </table:table-cell>
          <table:table-cell table:style-name="ce6" office:value-type="float" office:value="0.7">
            <text:p>0.7</text:p>
          </table:table-cell>
          <table:table-cell table:style-name="ce9" office:value-type="float" office:value="-0.9">
            <text:p>-0.9</text:p>
          </table:table-cell>
          <table:table-cell table:style-name="ce6" office:value-type="float" office:value="0.7">
            <text:p>0.7</text:p>
          </table:table-cell>
          <table:table-cell table:style-name="ce9" office:value-type="float" office:value="-0.9">
            <text:p>-0.9</text:p>
          </table:table-cell>
          <table:table-cell table:style-name="ce6" office:value-type="float" office:value="0.9">
            <text:p>0.9</text:p>
          </table:table-cell>
          <table:table-cell table:style-name="ce9" office:value-type="float" office:value="-0.7">
            <text:p>-0.7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9">
            <text:p>-0.9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9">
            <text:p>-0.9</text:p>
          </table:table-cell>
          <table:table-cell table:style-name="ce15" office:value-type="float" office:value="0">
            <text:p>0</text:p>
          </table:table-cell>
          <table:table-cell table:style-name="ce9" office:value-type="float" office:value="-0.9">
            <text:p>-0.9</text:p>
          </table:table-cell>
          <table:table-cell table:number-columns-repeated="243"/>
        </table:table-row>
        <table:table-row table:style-name="ro3">
          <table:table-cell table:style-name="ce1" office:value-type="string">
            <text:p>t<text:span text:style-name="T1">5</text:span></text:p>
          </table:table-cell>
          <table:table-cell table:style-name="ce6" office:value-type="float" office:value="0.6">
            <text:p>0.6</text:p>
          </table:table-cell>
          <table:table-cell table:style-name="ce10" office:value-type="float" office:value="-1">
            <text:p>-1.0</text:p>
          </table:table-cell>
          <table:table-cell table:style-name="ce6" office:value-type="float" office:value="0.6">
            <text:p>0.6</text:p>
          </table:table-cell>
          <table:table-cell table:style-name="ce10" office:value-type="float" office:value="-1">
            <text:p>-1.0</text:p>
          </table:table-cell>
          <table:table-cell table:style-name="ce5" office:value-type="float" office:value="1">
            <text:p>1.0</text:p>
          </table:table-cell>
          <table:table-cell table:style-name="ce9" office:value-type="float" office:value="-0.6">
            <text:p>-0.6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-1">
            <text:p>-1.0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-1">
            <text:p>-1.0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-1">
            <text:p>-1.0</text:p>
          </table:table-cell>
          <table:table-cell table:number-columns-repeated="243"/>
        </table:table-row>
        <table:table-row table:style-name="ro4" table:number-rows-repeated="65528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9">03/29/2007</text:date>, <text:time>12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